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1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23.23mm"/>
    </style:style>
    <style:style style:name="co14" style:family="table-column">
      <style:table-column-properties fo:break-before="auto" style:column-width="103.01mm"/>
    </style:style>
    <style:style style:name="co15" style:family="table-column">
      <style:table-column-properties fo:break-before="auto" style:column-width="29.76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89.68mm"/>
    </style:style>
    <style:style style:name="co18" style:family="table-column">
      <style:table-column-properties fo:break-before="auto" style:column-width="33.85mm"/>
    </style:style>
    <style:style style:name="co19" style:family="table-column">
      <style:table-column-properties fo:break-before="auto" style:column-width="22.95mm"/>
    </style:style>
    <style:style style:name="co20" style:family="table-column">
      <style:table-column-properties fo:break-before="auto" style:column-width="83.68mm"/>
    </style:style>
    <style:style style:name="co21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hc-solve_rand-su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and-suite/rand_012_012_2766749911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.56944444444444" calcext:value-type="float">
            <text:p>1.569444444444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.685333267" calcext:value-type="float">
            <text:p>21.685333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097421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72" calcext:value-type="float">
            <text:p>272</text:p>
          </table:table-cell>
          <table:table-cell office:value-type="float" office:value="1.38775510204082" calcext:value-type="float">
            <text:p>1.3877551020408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0.930180075" calcext:value-type="float">
            <text:p>40.9301800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96913539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124478997" calcext:value-type="float">
            <text:p>1.124478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272785253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882172" calcext:value-type="float">
            <text:p>0.001882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140981662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1.625" calcext:value-type="float">
            <text:p>1.6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6.527904337" calcext:value-type="float">
            <text:p>26.527904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375192526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504506" calcext:value-type="float">
            <text:p>0.0025045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416121282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930732" calcext:value-type="float">
            <text:p>0.0029307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304403979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440877363" calcext:value-type="float">
            <text:p>9.4408773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069964518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1.63888888888889" calcext:value-type="float">
            <text:p>1.6388888888888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0.712933666" calcext:value-type="float">
            <text:p>30.7129336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67293238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6734693877551" calcext:value-type="float">
            <text:p>1.6734693877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347774372" calcext:value-type="float">
            <text:p>1.347774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38971946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83196579" calcext:value-type="float">
            <text:p>2.0831965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96986583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.62" calcext:value-type="float">
            <text:p>1.6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.842760816" calcext:value-type="float">
            <text:p>14.842760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104478894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518473" calcext:value-type="float">
            <text:p>0.002518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57506788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4.415910969" calcext:value-type="float">
            <text:p>44.415910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4006104047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1.52777777777778" calcext:value-type="float">
            <text:p>1.52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.39778071" calcext:value-type="float">
            <text:p>21.397780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233062886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24156" calcext:value-type="float">
            <text:p>0.002024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72214728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.74" calcext:value-type="float">
            <text:p>1.7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.729855512" calcext:value-type="float">
            <text:p>10.729855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74768196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.687088111" calcext:value-type="float">
            <text:p>17.6870881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244843217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office:value-type="float" office:value="1.39795918367347" calcext:value-type="float">
            <text:p>1.3979591836734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.731660844" calcext:value-type="float">
            <text:p>37.731660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29221326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94044853" calcext:value-type="float">
            <text:p>1.0940448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12134312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88" calcext:value-type="float">
            <text:p>288</text:p>
          </table:table-cell>
          <table:table-cell office:value-type="float" office:value="1.46938775510204" calcext:value-type="float">
            <text:p>1.46938775510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9.579874326" calcext:value-type="float">
            <text:p>39.579874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7273773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1.37755102040816" calcext:value-type="float">
            <text:p>1.377551020408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5.941979693" calcext:value-type="float">
            <text:p>35.941979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73415604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79591836734694" calcext:value-type="float">
            <text:p>1.795918367346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531174947" calcext:value-type="float">
            <text:p>1.531174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13544198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.62" calcext:value-type="float">
            <text:p>1.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.045371874" calcext:value-type="float">
            <text:p>9.0453718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21264743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237269785" calcext:value-type="float">
            <text:p>6.237269785</text:p>
          </table:table-cell>
          <table:table-cell table:number-columns-repeated="1014"/>
        </table:table-row>
      </table:table>
      <table:table table:name="hill-solve_complete-suit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mplete-suite/complete_002_002_330123033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040429" calcext:value-type="float">
            <text:p>0.001040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2_012_105920289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.01388888888889" calcext:value-type="float">
            <text:p>1.0138888888888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.043308172" calcext:value-type="float">
            <text:p>0.043308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0_010_365597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28402356" calcext:value-type="float">
            <text:p>0.0284023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4_014_340202692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061503737" calcext:value-type="float">
            <text:p>0.0615037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07_007_1736249561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693877551020408" calcext:value-type="float">
            <text:p>0.69387755102040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13466287" calcext:value-type="float">
            <text:p>0.013466287</text:p>
          </table:table-cell>
          <table:table-cell table:number-columns-repeated="1014"/>
        </table:table-row>
      </table:table>
      <table:table table:name="hill-solve_const-table-size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nst-table-size/complete_005_010_2532664516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46666229" calcext:value-type="float">
            <text:p>0.046666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1452613165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164" calcext:value-type="float">
            <text:p>0.1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0.168446243" calcext:value-type="float">
            <text:p>0.168446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120929528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0.322298485" calcext:value-type="float">
            <text:p>0.322298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1788620465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13408453" calcext:value-type="float">
            <text:p>0.013408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3256633713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136534154" calcext:value-type="float">
            <text:p>0.136534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77693843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5" calcext:value-type="float">
            <text:p>925</text:p>
          </table:table-cell>
          <table:table-cell office:value-type="float" office:value="0.317981166" calcext:value-type="float">
            <text:p>0.317981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1581392888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137654577" calcext:value-type="float">
            <text:p>0.137654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127201068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034564289" calcext:value-type="float">
            <text:p>0.034564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2732797290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0.328871327" calcext:value-type="float">
            <text:p>0.3288713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22657128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27709028" calcext:value-type="float">
            <text:p>0.027709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3628511952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0.151176661" calcext:value-type="float">
            <text:p>0.151176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242692762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31826572" calcext:value-type="float">
            <text:p>0.0318265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3324494654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036374725" calcext:value-type="float">
            <text:p>0.0363747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1424902277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018991787" calcext:value-type="float">
            <text:p>0.0189917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864510526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22723987" calcext:value-type="float">
            <text:p>0.0227239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2324221034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035666819" calcext:value-type="float">
            <text:p>0.035666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10_010_2520268306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059398376" calcext:value-type="float">
            <text:p>0.059398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3857097352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0.140767935" calcext:value-type="float">
            <text:p>0.140767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2232333794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0.072" calcext:value-type="float">
            <text:p>0.07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0.319470772" calcext:value-type="float">
            <text:p>0.319470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2198978170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18128981" calcext:value-type="float">
            <text:p>0.0181289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1208810561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.56" calcext:value-type="float">
            <text:p>1.5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671595" calcext:value-type="float">
            <text:p>0.0216715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15651969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044434027" calcext:value-type="float">
            <text:p>0.0444340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2358272147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320128899" calcext:value-type="float">
            <text:p>0.3201288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3060848226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.144475986" calcext:value-type="float">
            <text:p>0.1444759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3886734900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0.317312702" calcext:value-type="float">
            <text:p>0.3173127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313245373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0.314675845" calcext:value-type="float">
            <text:p>0.314675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3191890515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179210863" calcext:value-type="float">
            <text:p>0.179210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4071785302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0.317152932" calcext:value-type="float">
            <text:p>0.3171529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2859265846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2085337" calcext:value-type="float">
            <text:p>0.02085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1315326564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float" office:value="0.141839551" calcext:value-type="float">
            <text:p>0.141839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220640994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27284825" calcext:value-type="float">
            <text:p>0.0272848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3829301183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0.153396224" calcext:value-type="float">
            <text:p>0.1533962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2454174752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0.342176746" calcext:value-type="float">
            <text:p>0.342176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3517118300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0.315832087" calcext:value-type="float">
            <text:p>0.315832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147806168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24766746" calcext:value-type="float">
            <text:p>0.024766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100_010_409997163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9" calcext:value-type="float">
            <text:p>939</text:p>
          </table:table-cell>
          <table:table-cell office:value-type="float" office:value="0.316737596" calcext:value-type="float">
            <text:p>0.3167375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426616080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0.316886414" calcext:value-type="float">
            <text:p>0.316886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1228326960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149177912" calcext:value-type="float">
            <text:p>0.1491779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732720034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0.199698684" calcext:value-type="float">
            <text:p>0.1996986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2493680105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143957716" calcext:value-type="float">
            <text:p>0.143957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158577199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8711554" calcext:value-type="float">
            <text:p>0.0187115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1655734923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019928242" calcext:value-type="float">
            <text:p>0.0199282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50_010_463225202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0.164" calcext:value-type="float">
            <text:p>0.1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203970633" calcext:value-type="float">
            <text:p>0.203970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3791136267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office:value-type="float" office:value="0.324196543" calcext:value-type="float">
            <text:p>0.3241965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2123490209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049911146" calcext:value-type="float">
            <text:p>0.0499111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1992472784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58160929" calcext:value-type="float">
            <text:p>0.0581609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100_010_1140625857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0.320671119" calcext:value-type="float">
            <text:p>0.320671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50_010_2782541717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0.162007217" calcext:value-type="float">
            <text:p>0.162007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208330458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023203746" calcext:value-type="float">
            <text:p>0.023203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005_010_3127633114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29837254" calcext:value-type="float">
            <text:p>0.029837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05_010_3098097788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28930896" calcext:value-type="float">
            <text:p>0.028930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50_010_1280703894.tx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" calcext:value-type="float">
            <text:p>484</text:p>
          </table:table-cell>
          <table:table-cell office:value-type="float" office:value="0.152547198" calcext:value-type="float">
            <text:p>0.1525471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ing_005_010_3394858364.tx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1642624" calcext:value-type="float">
            <text:p>0.016426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rand_100_010_1437900625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0.330994066" calcext:value-type="float">
            <text:p>0.330994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nst-table-size/complete_010_010_94500396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031208504" calcext:value-type="float">
            <text:p>0.031208504</text:p>
          </table:table-cell>
          <table:table-cell table:number-columns-repeated="1014"/>
        </table:table-row>
      </table:table>
      <table:table table:name="int-prog_complete-suite" table:style-name="ta1">
        <table:shapes>
          <draw:frame draw:z-index="0" draw:style-name="gr1" draw:text-style-name="P1" svg:width="159.99mm" svg:height="89.99mm" svg:x="10.62mm" svg:y="34.42mm">
            <draw:object draw:notify-on-update-of-ranges="'int-prog_complete-suite'.B1:'int-prog_complete-suite'.B1 'int-prog_complete-suite'.B2:'int-prog_complete-suite'.B6 'int-prog_complete-suite'.E1:'int-prog_complete-suite'.E1 'int-prog_complete-suite'.E2:'int-prog_complete-suite'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mplete-suite/complete_002_002_330123033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9016402" calcext:value-type="float">
            <text:p>0.089016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2_012_105920289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584" calcext:value-type="float">
            <text:p>158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.012825638" calcext:value-type="float">
            <text:p>18.012825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0_010_365597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764302269" calcext:value-type="float">
            <text:p>4.7643022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4_014_340202692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548" calcext:value-type="float">
            <text:p>2548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.715630522" calcext:value-type="float">
            <text:p>40.7156305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07_007_1736249561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08368057" calcext:value-type="float">
            <text:p>0.608368057</text:p>
          </table:table-cell>
          <table:table-cell table:number-columns-repeated="1014"/>
        </table:table-row>
      </table:table>
      <table:table table:name="lahc-solve_complete-suit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complete-suite/complete_002_002_330123033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028061" calcext:value-type="float">
            <text:p>0.0020280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2_012_105920289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.303398383" calcext:value-type="float">
            <text:p>40.3033983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0_010_365597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78" calcext:value-type="float">
            <text:p>578</text:p>
          </table:table-cell>
          <table:table-cell office:value-type="float" office:value="5.78" calcext:value-type="float">
            <text:p>5.78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.995987313" calcext:value-type="float">
            <text:p>18.9959873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14_014_340202692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446" calcext:value-type="float">
            <text:p>1446</text:p>
          </table:table-cell>
          <table:table-cell office:value-type="float" office:value="7.37755102040816" calcext:value-type="float">
            <text:p>7.377551020408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3.247123577" calcext:value-type="float">
            <text:p>103.247123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complete-suite/complete_007_007_1736249561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3.87755102040816" calcext:value-type="float">
            <text:p>3.8775510204081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179954434" calcext:value-type="float">
            <text:p>1.179954434</text:p>
          </table:table-cell>
          <table:table-cell table:number-columns-repeated="1014"/>
        </table:table-row>
      </table:table>
      <table:table table:name="lahc-solve_tense-suite" table:style-name="ta1">
        <table:shapes>
          <draw:frame draw:z-index="0" draw:style-name="gr1" draw:text-style-name="P1" svg:width="159.99mm" svg:height="89.99mm" svg:x="8.27mm" svg:y="130.33mm">
            <draw:object draw:notify-on-update-of-ranges="'lahc-solve_tense-suite'.B1:'lahc-solve_tense-suite'.B1 'lahc-solve_tense-suite'.B2:'lahc-solve_tense-suite'.B26 'lahc-solve_tense-suite'.J1:'lahc-solve_tense-suite'.J1 'lahc-solve_tense-suite'.J2:'lahc-solve_tense-suite'.J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9.73mm" svg:y="126.17mm">
            <draw:object draw:notify-on-update-of-ranges="'lahc-solve_tense-suite'.B1:'lahc-solve_tense-suite'.B1 'lahc-solve_tense-suite'.B2:'lahc-solve_tense-suite'.B26 'lahc-solve_tense-suite'.K1:'lahc-solve_tense-suite'.K1 'lahc-solve_tense-suite'.K2:'lahc-solve_tense-suite'.K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log second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./weddings/tense-suite/tense_010_010_130444909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444" calcext:value-type="float">
            <text:p>16444</text:p>
          </table:table-cell>
          <table:table-cell office:value-type="float" office:value="164.44" calcext:value-type="float">
            <text:p>164.44</text:p>
          </table:table-cell>
          <table:table-cell office:value-type="float" office:value="240" calcext:value-type="float">
            <text:p>240</text:p>
          </table:table-cell>
          <table:table-cell office:value-type="float" office:value="-43" calcext:value-type="float">
            <text:p>-4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7.009492496" calcext:value-type="float">
            <text:p>27.009492496</text:p>
          </table:table-cell>
          <table:table-cell table:formula="of:=LOG([.J2])" office:value-type="float" office:value="1.43151642394097" calcext:value-type="float">
            <text:p>1.431516423940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3066074469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5028" calcext:value-type="float">
            <text:p>25028</text:p>
          </table:table-cell>
          <table:table-cell office:value-type="float" office:value="173.805555555556" calcext:value-type="float">
            <text:p>173.805555555556</text:p>
          </table:table-cell>
          <table:table-cell office:value-type="float" office:value="232" calcext:value-type="float">
            <text:p>232</text:p>
          </table:table-cell>
          <table:table-cell office:value-type="float" office:value="-67" calcext:value-type="float">
            <text:p>-6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40.781826148" calcext:value-type="float">
            <text:p>40.781826148</text:p>
          </table:table-cell>
          <table:table-cell table:formula="of:=LOG([.J3])" office:value-type="float" office:value="1.61046666892232" calcext:value-type="float">
            <text:p>1.61046666892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234667305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748" calcext:value-type="float">
            <text:p>38748</text:p>
          </table:table-cell>
          <table:table-cell office:value-type="float" office:value="197.69387755102" calcext:value-type="float">
            <text:p>197.69387755102</text:p>
          </table:table-cell>
          <table:table-cell office:value-type="float" office:value="186.5" calcext:value-type="float">
            <text:p>186.5</text:p>
          </table:table-cell>
          <table:table-cell office:value-type="float" office:value="-39" calcext:value-type="float">
            <text:p>-3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03.273345292" calcext:value-type="float">
            <text:p>103.273345292</text:p>
          </table:table-cell>
          <table:table-cell table:formula="of:=LOG([.J4])" office:value-type="float" office:value="2.01398824517551" calcext:value-type="float">
            <text:p>2.01398824517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446082377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884" calcext:value-type="float">
            <text:p>38884</text:p>
          </table:table-cell>
          <table:table-cell office:value-type="float" office:value="198.387755102041" calcext:value-type="float">
            <text:p>198.387755102041</text:p>
          </table:table-cell>
          <table:table-cell office:value-type="float" office:value="160.5" calcext:value-type="float">
            <text:p>160.5</text:p>
          </table:table-cell>
          <table:table-cell office:value-type="float" office:value="-55" calcext:value-type="float">
            <text:p>-55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6.744202277" calcext:value-type="float">
            <text:p>106.744202277</text:p>
          </table:table-cell>
          <table:table-cell table:formula="of:=LOG([.J5])" office:value-type="float" office:value="2.02834429599229" calcext:value-type="float">
            <text:p>2.02834429599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247888762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12.5" calcext:value-type="float">
            <text:p>-12.5</text:p>
          </table:table-cell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002469807" calcext:value-type="float">
            <text:p>0.002469807</text:p>
          </table:table-cell>
          <table:table-cell table:formula="of:=LOG([.J6])" office:value-type="float" office:value="-2.60733698281721" calcext:value-type="float">
            <text:p>-2.60733698281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98526142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-19" calcext:value-type="float">
            <text:p>-1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004123291" calcext:value-type="float">
            <text:p>0.004123291</text:p>
          </table:table-cell>
          <table:table-cell table:formula="of:=LOG([.J7])" office:value-type="float" office:value="-2.38475601391692" calcext:value-type="float">
            <text:p>-2.38475601391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8061268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02479844" calcext:value-type="float">
            <text:p>0.002479844</text:p>
          </table:table-cell>
          <table:table-cell table:formula="of:=LOG([.J8])" office:value-type="float" office:value="-2.60557563855689" calcext:value-type="float">
            <text:p>-2.60557563855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300255944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722" calcext:value-type="float">
            <text:p>38722</text:p>
          </table:table-cell>
          <table:table-cell office:value-type="float" office:value="197.561224489796" calcext:value-type="float">
            <text:p>197.561224489796</text:p>
          </table:table-cell>
          <table:table-cell office:value-type="float" office:value="206" calcext:value-type="float">
            <text:p>206</text:p>
          </table:table-cell>
          <table:table-cell office:value-type="float" office:value="-20" calcext:value-type="float">
            <text:p>-2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94.827793867" calcext:value-type="float">
            <text:p>94.827793867</text:p>
          </table:table-cell>
          <table:table-cell table:formula="of:=LOG([.J9])" office:value-type="float" office:value="1.9769356469788" calcext:value-type="float">
            <text:p>1.97693564697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417563245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828" calcext:value-type="float">
            <text:p>38828</text:p>
          </table:table-cell>
          <table:table-cell office:value-type="float" office:value="198.102040816327" calcext:value-type="float">
            <text:p>198.102040816327</text:p>
          </table:table-cell>
          <table:table-cell office:value-type="float" office:value="80" calcext:value-type="float">
            <text:p>80</text:p>
          </table:table-cell>
          <table:table-cell office:value-type="float" office:value="-27" calcext:value-type="float">
            <text:p>-27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03.055404678" calcext:value-type="float">
            <text:p>103.055404678</text:p>
          </table:table-cell>
          <table:table-cell table:formula="of:=LOG([.J10])" office:value-type="float" office:value="2.01307077302238" calcext:value-type="float">
            <text:p>2.01307077302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220746069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356" calcext:value-type="float">
            <text:p>5356</text:p>
          </table:table-cell>
          <table:table-cell office:value-type="float" office:value="109.30612244898" calcext:value-type="float">
            <text:p>109.30612244898</text:p>
          </table:table-cell>
          <table:table-cell office:value-type="float" office:value="139" calcext:value-type="float">
            <text:p>139</text:p>
          </table:table-cell>
          <table:table-cell office:value-type="float" office:value="-35" calcext:value-type="float">
            <text:p>-3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.699058002" calcext:value-type="float">
            <text:p>1.699058002</text:p>
          </table:table-cell>
          <table:table-cell table:formula="of:=LOG([.J11])" office:value-type="float" office:value="0.230208204954137" calcext:value-type="float">
            <text:p>0.230208204954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262820240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9.5" calcext:value-type="float">
            <text:p>29.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.001684582" calcext:value-type="float">
            <text:p>0.001684582</text:p>
          </table:table-cell>
          <table:table-cell table:formula="of:=LOG([.J12])" office:value-type="float" office:value="-2.77350784411844" calcext:value-type="float">
            <text:p>-2.773507844118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125413320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4144" calcext:value-type="float">
            <text:p>24144</text:p>
          </table:table-cell>
          <table:table-cell office:value-type="float" office:value="167.666666666667" calcext:value-type="float">
            <text:p>167.666666666667</text:p>
          </table:table-cell>
          <table:table-cell office:value-type="float" office:value="234" calcext:value-type="float">
            <text:p>234</text:p>
          </table:table-cell>
          <table:table-cell office:value-type="float" office:value="-16" calcext:value-type="float">
            <text:p>-16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7.933684627" calcext:value-type="float">
            <text:p>37.933684627</text:p>
          </table:table-cell>
          <table:table-cell table:formula="of:=LOG([.J13])" office:value-type="float" office:value="1.57902502924258" calcext:value-type="float">
            <text:p>1.579025029242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2226427206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6214" calcext:value-type="float">
            <text:p>26214</text:p>
          </table:table-cell>
          <table:table-cell office:value-type="float" office:value="182.041666666667" calcext:value-type="float">
            <text:p>182.041666666667</text:p>
          </table:table-cell>
          <table:table-cell office:value-type="float" office:value="218.5" calcext:value-type="float">
            <text:p>218.5</text:p>
          </table:table-cell>
          <table:table-cell office:value-type="float" office:value="-41" calcext:value-type="float">
            <text:p>-4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7.91128507" calcext:value-type="float">
            <text:p>47.91128507</text:p>
          </table:table-cell>
          <table:table-cell table:formula="of:=LOG([.J14])" office:value-type="float" office:value="1.68043781960215" calcext:value-type="float">
            <text:p>1.68043781960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2_002_17194471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2261056" calcext:value-type="float">
            <text:p>0.002261056</text:p>
          </table:table-cell>
          <table:table-cell table:formula="of:=LOG([.J15])" office:value-type="float" office:value="-2.64568868126817" calcext:value-type="float">
            <text:p>-2.645688681268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4_014_426292794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8600" calcext:value-type="float">
            <text:p>38600</text:p>
          </table:table-cell>
          <table:table-cell office:value-type="float" office:value="196.938775510204" calcext:value-type="float">
            <text:p>196.938775510204</text:p>
          </table:table-cell>
          <table:table-cell office:value-type="float" office:value="421" calcext:value-type="float">
            <text:p>421</text:p>
          </table:table-cell>
          <table:table-cell office:value-type="float" office:value="-82" calcext:value-type="float">
            <text:p>-8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02.43570844" calcext:value-type="float">
            <text:p>102.43570844</text:p>
          </table:table-cell>
          <table:table-cell table:formula="of:=LOG([.J16])" office:value-type="float" office:value="2.01045137534239" calcext:value-type="float">
            <text:p>2.01045137534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291937771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388" calcext:value-type="float">
            <text:p>6388</text:p>
          </table:table-cell>
          <table:table-cell office:value-type="float" office:value="130.367346938776" calcext:value-type="float">
            <text:p>130.367346938776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.817691841" calcext:value-type="float">
            <text:p>2.817691841</text:p>
          </table:table-cell>
          <table:table-cell table:formula="of:=LOG([.J17])" office:value-type="float" office:value="0.449893494425826" calcext:value-type="float">
            <text:p>0.449893494425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2428258926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990" calcext:value-type="float">
            <text:p>5990</text:p>
          </table:table-cell>
          <table:table-cell office:value-type="float" office:value="122.244897959184" calcext:value-type="float">
            <text:p>122.244897959184</text:p>
          </table:table-cell>
          <table:table-cell office:value-type="float" office:value="143" calcext:value-type="float">
            <text:p>143</text:p>
          </table:table-cell>
          <table:table-cell office:value-type="float" office:value="-26" calcext:value-type="float">
            <text:p>-2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.738413376" calcext:value-type="float">
            <text:p>2.738413376</text:p>
          </table:table-cell>
          <table:table-cell table:formula="of:=LOG([.J18])" office:value-type="float" office:value="0.437499007481268" calcext:value-type="float">
            <text:p>0.4374990074812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77001549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7308" calcext:value-type="float">
            <text:p>17308</text:p>
          </table:table-cell>
          <table:table-cell office:value-type="float" office:value="173.08" calcext:value-type="float">
            <text:p>173.08</text:p>
          </table:table-cell>
          <table:table-cell office:value-type="float" office:value="187" calcext:value-type="float">
            <text:p>187</text:p>
          </table:table-cell>
          <table:table-cell office:value-type="float" office:value="-40" calcext:value-type="float">
            <text:p>-4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9.377996956" calcext:value-type="float">
            <text:p>19.377996956</text:p>
          </table:table-cell>
          <table:table-cell table:formula="of:=LOG([.J19])" office:value-type="float" office:value="1.28730888334866" calcext:value-type="float">
            <text:p>1.28730888334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296393913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076" calcext:value-type="float">
            <text:p>16076</text:p>
          </table:table-cell>
          <table:table-cell office:value-type="float" office:value="160.76" calcext:value-type="float">
            <text:p>160.76</text:p>
          </table:table-cell>
          <table:table-cell office:value-type="float" office:value="53.5" calcext:value-type="float">
            <text:p>53.5</text:p>
          </table:table-cell>
          <table:table-cell office:value-type="float" office:value="-18" calcext:value-type="float">
            <text:p>-1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2.565720379" calcext:value-type="float">
            <text:p>22.565720379</text:p>
          </table:table-cell>
          <table:table-cell table:formula="of:=LOG([.J20])" office:value-type="float" office:value="1.35344920232019" calcext:value-type="float">
            <text:p>1.35344920232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1079984031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746" calcext:value-type="float">
            <text:p>16746</text:p>
          </table:table-cell>
          <table:table-cell office:value-type="float" office:value="167.46" calcext:value-type="float">
            <text:p>167.46</text:p>
          </table:table-cell>
          <table:table-cell office:value-type="float" office:value="239" calcext:value-type="float">
            <text:p>239</text:p>
          </table:table-cell>
          <table:table-cell office:value-type="float" office:value="-41" calcext:value-type="float">
            <text:p>-41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21.161260762" calcext:value-type="float">
            <text:p>21.161260762</text:p>
          </table:table-cell>
          <table:table-cell table:formula="of:=LOG([.J21])" office:value-type="float" office:value="1.32554153886732" calcext:value-type="float">
            <text:p>1.32554153886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134218699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6566" calcext:value-type="float">
            <text:p>26566</text:p>
          </table:table-cell>
          <table:table-cell office:value-type="float" office:value="184.486111111111" calcext:value-type="float">
            <text:p>184.486111111111</text:p>
          </table:table-cell>
          <table:table-cell office:value-type="float" office:value="108.5" calcext:value-type="float">
            <text:p>108.5</text:p>
          </table:table-cell>
          <table:table-cell office:value-type="float" office:value="-80" calcext:value-type="float">
            <text:p>-8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53.142385967" calcext:value-type="float">
            <text:p>53.142385967</text:p>
          </table:table-cell>
          <table:table-cell table:formula="of:=LOG([.J22])" office:value-type="float" office:value="1.72544104930346" calcext:value-type="float">
            <text:p>1.72544104930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2_012_169941197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6334" calcext:value-type="float">
            <text:p>26334</text:p>
          </table:table-cell>
          <table:table-cell office:value-type="float" office:value="182.875" calcext:value-type="float">
            <text:p>182.875</text:p>
          </table:table-cell>
          <table:table-cell office:value-type="float" office:value="175" calcext:value-type="float">
            <text:p>175</text:p>
          </table:table-cell>
          <table:table-cell office:value-type="float" office:value="-84" calcext:value-type="float">
            <text:p>-84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0.62479521" calcext:value-type="float">
            <text:p>40.62479521</text:p>
          </table:table-cell>
          <table:table-cell table:formula="of:=LOG([.J23])" office:value-type="float" office:value="1.60879118470961" calcext:value-type="float">
            <text:p>1.608791184709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77015777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210" calcext:value-type="float">
            <text:p>6210</text:p>
          </table:table-cell>
          <table:table-cell office:value-type="float" office:value="126.734693877551" calcext:value-type="float">
            <text:p>126.734693877551</text:p>
          </table:table-cell>
          <table:table-cell office:value-type="float" office:value="127.5" calcext:value-type="float">
            <text:p>127.5</text:p>
          </table:table-cell>
          <table:table-cell office:value-type="float" office:value="-12" calcext:value-type="float">
            <text:p>-12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.432229654" calcext:value-type="float">
            <text:p>2.432229654</text:p>
          </table:table-cell>
          <table:table-cell table:formula="of:=LOG([.J24])" office:value-type="float" office:value="0.386004579135292" calcext:value-type="float">
            <text:p>0.386004579135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07_007_97102927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704" calcext:value-type="float">
            <text:p>5704</text:p>
          </table:table-cell>
          <table:table-cell office:value-type="float" office:value="116.408163265306" calcext:value-type="float">
            <text:p>116.408163265306</text:p>
          </table:table-cell>
          <table:table-cell office:value-type="float" office:value="100.5" calcext:value-type="float">
            <text:p>100.5</text:p>
          </table:table-cell>
          <table:table-cell office:value-type="float" office:value="-29" calcext:value-type="float">
            <text:p>-2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.964911796" calcext:value-type="float">
            <text:p>1.964911796</text:p>
          </table:table-cell>
          <table:table-cell table:formula="of:=LOG([.J25])" office:value-type="float" office:value="0.293343059866535" calcext:value-type="float">
            <text:p>0.293343059866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./weddings/tense-suite/tense_010_010_749738786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704" calcext:value-type="float">
            <text:p>15704</text:p>
          </table:table-cell>
          <table:table-cell office:value-type="float" office:value="157.04" calcext:value-type="float">
            <text:p>157.04</text:p>
          </table:table-cell>
          <table:table-cell office:value-type="float" office:value="268" calcext:value-type="float">
            <text:p>268</text:p>
          </table:table-cell>
          <table:table-cell office:value-type="float" office:value="-60" calcext:value-type="float">
            <text:p>-6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20.486967027" calcext:value-type="float">
            <text:p>20.486967027</text:p>
          </table:table-cell>
          <table:table-cell table:formula="of:=LOG([.J26])" office:value-type="float" office:value="1.31147766845806" calcext:value-type="float">
            <text:p>1.31147766845806</text:p>
          </table:table-cell>
          <table:table-cell table:number-columns-repeated="1013"/>
        </table:table-row>
      </table:table>
      <table:table table:name="hill-solve_tense-suite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tense-suite/tense_010_010_130444909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94" calcext:value-type="float">
            <text:p>1494</text:p>
          </table:table-cell>
          <table:table-cell office:value-type="float" office:value="14.94" calcext:value-type="float">
            <text:p>14.94</text:p>
          </table:table-cell>
          <table:table-cell office:value-type="float" office:value="26" calcext:value-type="float">
            <text:p>26</text:p>
          </table:table-cell>
          <table:table-cell office:value-type="float" office:value="-171" calcext:value-type="float">
            <text:p>-17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0.052811434" calcext:value-type="float">
            <text:p>0.0528114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3066074469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-732" calcext:value-type="float">
            <text:p>-732</text:p>
          </table:table-cell>
          <table:table-cell office:value-type="float" office:value="-5.08333333333333" calcext:value-type="float">
            <text:p>-5.08333333333333</text:p>
          </table:table-cell>
          <table:table-cell office:value-type="float" office:value="93.5" calcext:value-type="float">
            <text:p>93.5</text:p>
          </table:table-cell>
          <table:table-cell office:value-type="float" office:value="-244" calcext:value-type="float">
            <text:p>-24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4624193" calcext:value-type="float">
            <text:p>0.04624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234667305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1590" calcext:value-type="float">
            <text:p>-1590</text:p>
          </table:table-cell>
          <table:table-cell office:value-type="float" office:value="-8.11224489795918" calcext:value-type="float">
            <text:p>-8.11224489795918</text:p>
          </table:table-cell>
          <table:table-cell office:value-type="float" office:value="-70.5" calcext:value-type="float">
            <text:p>-70.5</text:p>
          </table:table-cell>
          <table:table-cell office:value-type="float" office:value="-329" calcext:value-type="float">
            <text:p>-32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0.060598053" calcext:value-type="float">
            <text:p>0.0605980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446082377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1096" calcext:value-type="float">
            <text:p>-1096</text:p>
          </table:table-cell>
          <table:table-cell office:value-type="float" office:value="-5.59183673469388" calcext:value-type="float">
            <text:p>-5.59183673469388</text:p>
          </table:table-cell>
          <table:table-cell office:value-type="float" office:value="-53.5" calcext:value-type="float">
            <text:p>-53.5</text:p>
          </table:table-cell>
          <table:table-cell office:value-type="float" office:value="-265" calcext:value-type="float">
            <text:p>-26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0.050927723" calcext:value-type="float">
            <text:p>0.0509277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247888762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6" calcext:value-type="float">
            <text:p>-166</text:p>
          </table:table-cell>
          <table:table-cell office:value-type="float" office:value="-41.5" calcext:value-type="float">
            <text:p>-41.5</text:p>
          </table:table-cell>
          <table:table-cell office:value-type="float" office:value="-33" calcext:value-type="float">
            <text:p>-33</text:p>
          </table:table-cell>
          <table:table-cell office:value-type="float" office:value="-50" calcext:value-type="float">
            <text:p>-5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0.000955415" calcext:value-type="float">
            <text:p>0.000955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98526142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-17.5" calcext:value-type="float">
            <text:p>-17.5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195424" calcext:value-type="float">
            <text:p>0.001195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8061268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-15.5" calcext:value-type="float">
            <text:p>-15.5</text:p>
          </table:table-cell>
          <table:table-cell office:value-type="float" office:value="34" calcext:value-type="float">
            <text:p>34</text:p>
          </table:table-cell>
          <table:table-cell office:value-type="float" office:value="-65" calcext:value-type="float">
            <text:p>-6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.001473646" calcext:value-type="float">
            <text:p>0.0014736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300255944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938" calcext:value-type="float">
            <text:p>-938</text:p>
          </table:table-cell>
          <table:table-cell office:value-type="float" office:value="-4.78571428571429" calcext:value-type="float">
            <text:p>-4.78571428571429</text:p>
          </table:table-cell>
          <table:table-cell office:value-type="float" office:value="-106" calcext:value-type="float">
            <text:p>-106</text:p>
          </table:table-cell>
          <table:table-cell office:value-type="float" office:value="-339" calcext:value-type="float">
            <text:p>-339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.058680842" calcext:value-type="float">
            <text:p>0.058680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417563245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884" calcext:value-type="float">
            <text:p>-884</text:p>
          </table:table-cell>
          <table:table-cell office:value-type="float" office:value="-4.51020408163265" calcext:value-type="float">
            <text:p>-4.51020408163265</text:p>
          </table:table-cell>
          <table:table-cell office:value-type="float" office:value="-27" calcext:value-type="float">
            <text:p>-27</text:p>
          </table:table-cell>
          <table:table-cell office:value-type="float" office:value="-331" calcext:value-type="float">
            <text:p>-33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0.056998151" calcext:value-type="float">
            <text:p>0.056998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220746069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7.51020408163265" calcext:value-type="float">
            <text:p>7.51020408163265</text:p>
          </table:table-cell>
          <table:table-cell office:value-type="float" office:value="-52.5" calcext:value-type="float">
            <text:p>-52.5</text:p>
          </table:table-cell>
          <table:table-cell office:value-type="float" office:value="-145" calcext:value-type="float">
            <text:p>-14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010109997" calcext:value-type="float">
            <text:p>0.010109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262820240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0.001454242" calcext:value-type="float">
            <text:p>0.0014542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125413320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820" calcext:value-type="float">
            <text:p>820</text:p>
          </table:table-cell>
          <table:table-cell office:value-type="float" office:value="5.69444444444444" calcext:value-type="float">
            <text:p>5.69444444444444</text:p>
          </table:table-cell>
          <table:table-cell office:value-type="float" office:value="-3.5" calcext:value-type="float">
            <text:p>-3.5</text:p>
          </table:table-cell>
          <table:table-cell office:value-type="float" office:value="-270" calcext:value-type="float">
            <text:p>-27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48041788" calcext:value-type="float">
            <text:p>0.0480417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2226427206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-650" calcext:value-type="float">
            <text:p>-650</text:p>
          </table:table-cell>
          <table:table-cell office:value-type="float" office:value="-4.51388888888889" calcext:value-type="float">
            <text:p>-4.51388888888889</text:p>
          </table:table-cell>
          <table:table-cell office:value-type="float" office:value="-41.5" calcext:value-type="float">
            <text:p>-41.5</text:p>
          </table:table-cell>
          <table:table-cell office:value-type="float" office:value="-315" calcext:value-type="float">
            <text:p>-315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.044721213" calcext:value-type="float">
            <text:p>0.0447212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2_002_17194471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1329833" calcext:value-type="float">
            <text:p>0.0013298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4_014_426292794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-2816" calcext:value-type="float">
            <text:p>-2816</text:p>
          </table:table-cell>
          <table:table-cell office:value-type="float" office:value="-14.3673469387755" calcext:value-type="float">
            <text:p>-14.3673469387755</text:p>
          </table:table-cell>
          <table:table-cell office:value-type="float" office:value="85.5" calcext:value-type="float">
            <text:p>85.5</text:p>
          </table:table-cell>
          <table:table-cell office:value-type="float" office:value="-299" calcext:value-type="float">
            <text:p>-29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6482638" calcext:value-type="float">
            <text:p>0.056482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291937771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-278" calcext:value-type="float">
            <text:p>-278</text:p>
          </table:table-cell>
          <table:table-cell office:value-type="float" office:value="-5.6734693877551" calcext:value-type="float">
            <text:p>-5.6734693877551</text:p>
          </table:table-cell>
          <table:table-cell office:value-type="float" office:value="30.5" calcext:value-type="float">
            <text:p>30.5</text:p>
          </table:table-cell>
          <table:table-cell office:value-type="float" office:value="-120" calcext:value-type="float">
            <text:p>-12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010028381" calcext:value-type="float">
            <text:p>0.010028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2428258926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4.36734693877551" calcext:value-type="float">
            <text:p>4.36734693877551</text:p>
          </table:table-cell>
          <table:table-cell office:value-type="float" office:value="-39" calcext:value-type="float">
            <text:p>-39</text:p>
          </table:table-cell>
          <table:table-cell office:value-type="float" office:value="-146" calcext:value-type="float">
            <text:p>-146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0.018959029" calcext:value-type="float">
            <text:p>0.0189590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770015497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4.32" calcext:value-type="float">
            <text:p>4.32</text:p>
          </table:table-cell>
          <table:table-cell office:value-type="float" office:value="2.5" calcext:value-type="float">
            <text:p>2.5</text:p>
          </table:table-cell>
          <table:table-cell office:value-type="float" office:value="-206" calcext:value-type="float">
            <text:p>-20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9803612" calcext:value-type="float">
            <text:p>0.059803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296393913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4.12" calcext:value-type="float">
            <text:p>4.12</text:p>
          </table:table-cell>
          <table:table-cell office:value-type="float" office:value="76.5" calcext:value-type="float">
            <text:p>76.5</text:p>
          </table:table-cell>
          <table:table-cell office:value-type="float" office:value="-235" calcext:value-type="float">
            <text:p>-23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0.047112121" calcext:value-type="float">
            <text:p>0.047112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1079984031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6.5" calcext:value-type="float">
            <text:p>6.5</text:p>
          </table:table-cell>
          <table:table-cell office:value-type="float" office:value="76.5" calcext:value-type="float">
            <text:p>76.5</text:p>
          </table:table-cell>
          <table:table-cell office:value-type="float" office:value="-260" calcext:value-type="float">
            <text:p>-26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0.047347968" calcext:value-type="float">
            <text:p>0.047347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1342186993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6.91666666666667" calcext:value-type="float">
            <text:p>6.91666666666667</text:p>
          </table:table-cell>
          <table:table-cell office:value-type="float" office:value="65.5" calcext:value-type="float">
            <text:p>65.5</text:p>
          </table:table-cell>
          <table:table-cell office:value-type="float" office:value="-251" calcext:value-type="float">
            <text:p>-25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316699" calcext:value-type="float">
            <text:p>0.053166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2_012_169941197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872" calcext:value-type="float">
            <text:p>872</text:p>
          </table:table-cell>
          <table:table-cell office:value-type="float" office:value="6.05555555555556" calcext:value-type="float">
            <text:p>6.05555555555556</text:p>
          </table:table-cell>
          <table:table-cell office:value-type="float" office:value="94.5" calcext:value-type="float">
            <text:p>94.5</text:p>
          </table:table-cell>
          <table:table-cell office:value-type="float" office:value="-215" calcext:value-type="float">
            <text:p>-215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.043786634" calcext:value-type="float">
            <text:p>0.043786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77015777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5.51020408163265" calcext:value-type="float">
            <text:p>5.51020408163265</text:p>
          </table:table-cell>
          <table:table-cell office:value-type="float" office:value="-47" calcext:value-type="float">
            <text:p>-47</text:p>
          </table:table-cell>
          <table:table-cell office:value-type="float" office:value="-228" calcext:value-type="float">
            <text:p>-22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13188268" calcext:value-type="float">
            <text:p>0.0131882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07_007_97102927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32" calcext:value-type="float">
            <text:p>532</text:p>
          </table:table-cell>
          <table:table-cell office:value-type="float" office:value="10.8571428571429" calcext:value-type="float">
            <text:p>10.8571428571429</text:p>
          </table:table-cell>
          <table:table-cell office:value-type="float" office:value="-21" calcext:value-type="float">
            <text:p>-21</text:p>
          </table:table-cell>
          <table:table-cell office:value-type="float" office:value="-147" calcext:value-type="float">
            <text:p>-14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15756552" calcext:value-type="float">
            <text:p>0.0157565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tense-suite/tense_010_010_749738786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886" calcext:value-type="float">
            <text:p>-1886</text:p>
          </table:table-cell>
          <table:table-cell office:value-type="float" office:value="-18.86" calcext:value-type="float">
            <text:p>-18.86</text:p>
          </table:table-cell>
          <table:table-cell office:value-type="float" office:value="-38.5" calcext:value-type="float">
            <text:p>-38.5</text:p>
          </table:table-cell>
          <table:table-cell office:value-type="float" office:value="-229" calcext:value-type="float">
            <text:p>-22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36003304" calcext:value-type="float">
            <text:p>0.036003304</text:p>
          </table:table-cell>
          <table:table-cell table:number-columns-repeated="1014"/>
        </table:table-row>
      </table:table>
      <table:table table:name="lahc-solve_ring-suite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ing-suite/ring_002_002_245988528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524539" calcext:value-type="float">
            <text:p>0.0025245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2_012_149726222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0.847222222222222" calcext:value-type="float">
            <text:p>0.847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.046504311" calcext:value-type="float">
            <text:p>6.046504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0_010_91451905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.325611098" calcext:value-type="float">
            <text:p>2.325611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07_007_176541364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54615523" calcext:value-type="float">
            <text:p>0.554615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4_014_289569233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0.806122448979592" calcext:value-type="float">
            <text:p>0.80612244897959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1.709634188" calcext:value-type="float">
            <text:p>11.709634188</text:p>
          </table:table-cell>
          <table:table-cell table:number-columns-repeated="1014"/>
        </table:table-row>
      </table:table>
      <table:table table:name="int-prog_ring-suite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ing-suite/ring_002_002_245988528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7385194" calcext:value-type="float">
            <text:p>0.2773851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2_012_149726222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47770416" calcext:value-type="float">
            <text:p>6.0477704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0_010_91451905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23121186" calcext:value-type="float">
            <text:p>2.623121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07_007_176541364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19512753" calcext:value-type="float">
            <text:p>0.7195127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4_014_289569233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296882612" calcext:value-type="float">
            <text:p>16.296882612</text:p>
          </table:table-cell>
          <table:table-cell table:number-columns-repeated="1014"/>
        </table:table-row>
      </table:table>
      <table:table table:name="hill-solve_ring-suite" table:style-name="ta1"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ing-suite/ring_002_002_245988528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8209" calcext:value-type="float">
            <text:p>0.00882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2_012_1497262220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194444444444444" calcext:value-type="float">
            <text:p>0.19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15415413" calcext:value-type="float">
            <text:p>0.015415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0_010_91451905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10237959" calcext:value-type="float">
            <text:p>0.0102379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07_007_176541364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061" calcext:value-type="float">
            <text:p>0.204081632653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2549641" calcext:value-type="float">
            <text:p>0.0025496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ing-suite/ring_014_014_2895692332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122448979591837" calcext:value-type="float">
            <text:p>0.12244897959183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007582644" calcext:value-type="float">
            <text:p>0.007582644</text:p>
          </table:table-cell>
          <table:table-cell table:number-columns-repeated="1014"/>
        </table:table-row>
      </table:table>
      <table:table table:name="hill-solve_rand-suite" table:style-name="ta1">
        <table:shapes>
          <draw:frame draw:z-index="0" draw:style-name="gr1" draw:text-style-name="P1" svg:width="159.99mm" svg:height="89.99mm" svg:x="12.46mm" svg:y="119.46mm">
            <draw:object draw:notify-on-update-of-ranges="'hill-solve_rand-suite'.B1:'hill-solve_rand-suite'.B1 'hill-solve_rand-suite'.B2:'hill-solve_rand-suite'.B26 'hill-solve_rand-suite'.E1:'hill-solve_rand-suite'.E1 'hill-solve_rand-suite'.E2:'hill-solve_rand-suite'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wedding</text:p>
          </table:table-cell>
          <table:table-cell table:style-name="ce1" office:value-type="string" calcext:value-type="string">
            <text:p>n_people</text:p>
          </table:table-cell>
          <table:table-cell table:style-name="ce1" office:value-type="string" calcext:value-type="string">
            <text:p>n_tables</text:p>
          </table:table-cell>
          <table:table-cell table:style-name="ce1" office:value-type="string" calcext:value-type="string">
            <text:p>total_happiness</text:p>
          </table:table-cell>
          <table:table-cell table:style-name="ce1" office:value-type="string" calcext:value-type="string">
            <text:p>mean_happiness</text:p>
          </table:table-cell>
          <table:table-cell table:style-name="ce1" office:value-type="string" calcext:value-type="string">
            <text:p>median_happiness</text:p>
          </table:table-cell>
          <table:table-cell table:style-name="ce1" office:value-type="string" calcext:value-type="string">
            <text:p>min_happiness</text:p>
          </table:table-cell>
          <table:table-cell table:style-name="ce1" office:value-type="string" calcext:value-type="string">
            <text:p>max_happiness</text:p>
          </table:table-cell>
          <table:table-cell table:style-name="ce1" office:value-type="string" calcext:value-type="string">
            <text:p>n_lonely</text:p>
          </table:table-cell>
          <table:table-cell table:style-name="ce1" office:value-type="string" calcext:value-type="string">
            <text:p>second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./weddings/rand-suite/rand_002_002_272785253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4252" calcext:value-type="float">
            <text:p>0.00114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3751925263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76403" calcext:value-type="float">
            <text:p>0.0011764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416121282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58121" calcext:value-type="float">
            <text:p>0.001158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104478894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510893" calcext:value-type="float">
            <text:p>0.0015108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2_002_233062886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1167256" calcext:value-type="float">
            <text:p>0.001167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969135397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204081632653061" calcext:value-type="float">
            <text:p>0.204081632653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5693136" calcext:value-type="float">
            <text:p>0.005693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672932380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244897959183673" calcext:value-type="float">
            <text:p>0.244897959183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06672034" calcext:value-type="float">
            <text:p>0.0066720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138971946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408163265306122" calcext:value-type="float">
            <text:p>0.40816326530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22404995" calcext:value-type="float">
            <text:p>0.022404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292213264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489795918367347" calcext:value-type="float">
            <text:p>0.489795918367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009399758" calcext:value-type="float">
            <text:p>0.0093997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07_007_2734156048.tx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22448979591837" calcext:value-type="float">
            <text:p>0.12244897959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8711551" calcext:value-type="float">
            <text:p>0.008711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304403979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025854015" calcext:value-type="float">
            <text:p>0.0258540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96986583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32120859" calcext:value-type="float">
            <text:p>0.0321208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722147288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02095942" calcext:value-type="float">
            <text:p>0.02095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1135441985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27602118" calcext:value-type="float">
            <text:p>0.027602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0_010_212647437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18209775" calcext:value-type="float">
            <text:p>0.018209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2766749911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029293479" calcext:value-type="float">
            <text:p>0.029293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140981662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028403676" calcext:value-type="float">
            <text:p>0.0284036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1069964518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22222222222222" calcext:value-type="float">
            <text:p>0.222222222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.040592597" calcext:value-type="float">
            <text:p>0.0405925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4006104047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006729" calcext:value-type="float">
            <text:p>0.030067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2_012_747681965.txt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194444444444444" calcext:value-type="float">
            <text:p>0.19444444444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37912634" calcext:value-type="float">
            <text:p>0.037912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097421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0.047766988" calcext:value-type="float">
            <text:p>0.0477669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575067886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13265306122449" calcext:value-type="float">
            <text:p>0.1326530612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7429964" calcext:value-type="float">
            <text:p>0.0574299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2448432178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.173469387755102" calcext:value-type="float">
            <text:p>0.17346938775510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03376093" calcext:value-type="float">
            <text:p>0.033760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121343129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255102040816327" calcext:value-type="float">
            <text:p>0.25510204081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97566244" calcext:value-type="float">
            <text:p>0.097566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/weddings/rand-suite/rand_014_014_1287273773.txt</text:p>
          </table:table-cell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.112244897959184" calcext:value-type="float">
            <text:p>0.11224489795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63786257" calcext:value-type="float">
            <text:p>0.063786257</text:p>
          </table:table-cell>
          <table:table-cell table:number-columns-repeated="1014"/>
        </table:table-row>
      </table:table>
      <table:table table:name="Sheet1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0" table:target-range-address="'hill-solve_rand-suite'.A1:'hill-solve_rand-suite'.J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9:47:00.355986370</meta:creation-date>
    <meta:generator>LibreOffice/6.0.7.3$Linux_X86_64 LibreOffice_project/00m0$Build-3</meta:generator>
    <dc:date>2021-04-19T20:13:46.317469134</dc:date>
    <meta:editing-duration>PT26M39S</meta:editing-duration>
    <meta:editing-cycles>16</meta:editing-cycles>
    <meta:document-statistic meta:table-count="12" meta:cell-count="19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4.201cm" style:legend-expansion="high" chart:style-name="ch2"/>
        <chart:plot-area chart:style-name="ch3" table:cell-range-address="'hill-solve_rand-suite'.B1:'hill-solve_rand-suite'.B26 'hill-solve_rand-suite'.E1:'hill-solve_rand-suite'.E26" chart:data-source-has-labels="row" svg:x="0.32cm" svg:y="0.18cm" svg:width="12.012cm" svg:height="8.64cm">
          <chartooo:coordinate-region svg:x="1.047cm" svg:y="0.38cm" svg:width="11.00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ill-solve_rand-suite'.E2:'hill-solve_rand-suite'.E26" chart:label-cell-address="'hill-solve_rand-suite'.E1:'hill-solve_rand-suite'.E1" chart:class="chart:scatter">
            <chart:domain table:cell-range-address="'hill-solve_rand-suite'.B2:'hill-solve_rand-suite'.B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_happiness</text:p>
                <draw:g>
                  <svg:desc>'hill-solve_rand-suite'.E1:'hill-solve_rand-suit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hill-solve_rand-suite'.B2:'hill-solve_rand-suite'.B26</svg:desc>
                </draw:g>
              </table:table-cell>
              <table:table-cell office:value-type="float" office:value="1">
                <text:p>1</text:p>
                <draw:g>
                  <svg:desc>'hill-solve_rand-suite'.E2:'hill-solve_rand-suite'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244897959183673">
                <text:p>0.244897959183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408163265306122">
                <text:p>0.408163265306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">
                <text:p>19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  <table:table-cell office:value-type="float" office:value="0.13265306122449">
                <text:p>0.13265306122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6">
                <text:p>196</text:p>
              </table:table-cell>
              <table:table-cell office:value-type="float" office:value="0.173469387755102">
                <text:p>0.173469387755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0.255102040816327">
                <text:p>0.255102040816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  <table:table-cell office:value-type="float" office:value="0.112244897959184">
                <text:p>0.112244897959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49cm" svg:y="0.316cm" chart:style-name="ch2">
          <text:p>Mean happiness by wedding size</text:p>
        </chart:title>
        <chart:subtitle svg:x="3.657cm" svg:y="1.275cm" chart:style-name="ch3">
          <text:p>Integer Programming solution, complete weddings</text:p>
        </chart:subtitle>
        <chart:plot-area chart:style-name="ch4" table:cell-range-address="'int-prog_complete-suite'.B1:'int-prog_complete-suite'.B6 'int-prog_complete-suite'.E1:'int-prog_complete-suite'.E6" chart:data-source-has-labels="row" svg:x="1.331cm" svg:y="2.138cm" svg:width="14.349cm" svg:height="5.701cm">
          <chartooo:coordinate-region svg:x="1.767cm" svg:y="2.338cm" svg:width="13.448cm" svg:height="4.854cm"/>
          <chart:axis chart:dimension="x" chart:name="primary-x" chart:style-name="ch5">
            <chart:title svg:x="8.13cm" svg:y="8.019cm" chart:style-name="ch6">
              <text:p>Size</text:p>
            </chart:title>
          </chart:axis>
          <chart:axis chart:dimension="y" chart:name="primary-y" chart:style-name="ch5">
            <chart:title svg:x="0.451cm" svg:y="5.826cm" chart:style-name="ch7">
              <text:p>Happiness</text:p>
            </chart:title>
            <chart:grid chart:style-name="ch8" chart:class="major"/>
          </chart:axis>
          <chart:series chart:style-name="ch9" chart:values-cell-range-address="'int-prog_complete-suite'.E2:'int-prog_complete-suite'.E6" chart:label-cell-address="'int-prog_complete-suite'.E1:'int-prog_complete-suite'.E1" chart:class="chart:scatter">
            <chart:domain table:cell-range-address="'int-prog_complete-suite'.B2:'int-prog_complete-suite'.B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n_happiness</text:p>
                <draw:g>
                  <svg:desc>'int-prog_complete-suite'.E1:'int-prog_complete-suit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nt-prog_complete-suite'.B2:'int-prog_complete-suite'.B6</svg:desc>
                </draw:g>
              </table:table-cell>
              <table:table-cell office:value-type="float" office:value="1">
                <text:p>1</text:p>
                <draw:g>
                  <svg:desc>'int-prog_complete-suite'.E2:'int-prog_complete-suite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4cm" svg:y="0.316cm" chart:style-name="ch2">
          <text:p>Runtime vs Wedding Size</text:p>
        </chart:title>
        <chart:subtitle svg:x="6.263cm" svg:y="1.275cm" chart:style-name="ch3">
          <text:p>LAHC, Tense Suite</text:p>
        </chart:subtitle>
        <chart:plot-area chart:style-name="ch4" table:cell-range-address="'lahc-solve_tense-suite'.B1:'lahc-solve_tense-suite'.B26 'lahc-solve_tense-suite'.J1:'lahc-solve_tense-suite'.J26" chart:data-source-has-labels="row" svg:x="1.145cm" svg:y="2.102cm" svg:width="12.297cm" svg:height="5.7cm">
          <chartooo:coordinate-region svg:x="1.952cm" svg:y="2.301cm" svg:width="11.21cm" svg:height="4.854cm"/>
          <chart:axis chart:dimension="x" chart:name="primary-x" chart:style-name="ch5">
            <chart:title svg:x="6.918cm" svg:y="7.982cm" chart:style-name="ch6">
              <text:p>Size</text:p>
            </chart:title>
          </chart:axis>
          <chart:axis chart:dimension="y" chart:name="primary-y" chart:style-name="ch5">
            <chart:title svg:x="0.265cm" svg:y="5.856cm" chart:style-name="ch7">
              <text:p>Duration (s)</text:p>
            </chart:title>
          </chart:axis>
          <chart:series chart:style-name="ch8" chart:values-cell-range-address="'lahc-solve_tense-suite'.J2:'lahc-solve_tense-suite'.J26" chart:label-cell-address="'lahc-solve_tense-suite'.J1:'lahc-solve_tense-suite'.J1" chart:class="chart:scatter">
            <chart:domain table:cell-range-address="'lahc-solve_tense-suite'.B2:'lahc-solve_tense-suite'.B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onds</text:p>
                <draw:g>
                  <svg:desc>'lahc-solve_tense-suite'.J1:'lahc-solve_tense-suite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ahc-solve_tense-suite'.B2:'lahc-solve_tense-suite'.B26</svg:desc>
                </draw:g>
              </table:table-cell>
              <table:table-cell office:value-type="float" office:value="27.009492496">
                <text:p>27.009492496</text:p>
                <draw:g>
                  <svg:desc>'lahc-solve_tense-suite'.J2:'lahc-solve_tense-suite'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40.781826148">
                <text:p>40.781826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103.273345292">
                <text:p>103.273345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106.744202277">
                <text:p>106.744202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469807">
                <text:p>0.002469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4123291">
                <text:p>0.00412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02479844">
                <text:p>0.002479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94.827793867">
                <text:p>94.827793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  <table:table-cell office:value-type="float" office:value="103.055404678">
                <text:p>103.055404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.699058002">
                <text:p>1.699058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001684582">
                <text:p>0.001684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37.933684627">
                <text:p>37.933684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47.91128507">
                <text:p>47.91128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002261056">
                <text:p>0.002261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02.43570844">
                <text:p>102.43570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2.817691841">
                <text:p>2.817691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2.738413376">
                <text:p>2.738413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9.377996956">
                <text:p>19.377996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2.565720379">
                <text:p>22.565720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1.161260762">
                <text:p>21.161260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53.142385967">
                <text:p>53.1423859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40.62479521">
                <text:p>40.62479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2.432229654">
                <text:p>2.432229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1.964911796">
                <text:p>1.964911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0.486967027">
                <text:p>20.486967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Runtime vs Wedding Size (log plot)</text:p>
        </chart:title>
        <chart:subtitle svg:x="6.263cm" svg:y="1.275cm" chart:style-name="ch3">
          <text:p>LAHC, Tense Suite</text:p>
        </chart:subtitle>
        <chart:plot-area chart:style-name="ch4" table:cell-range-address="'lahc-solve_tense-suite'.B1:'lahc-solve_tense-suite'.B26 'lahc-solve_tense-suite'.K1:'lahc-solve_tense-suite'.K26" chart:data-source-has-labels="row" svg:x="1.331cm" svg:y="2.138cm" svg:width="14.349cm" svg:height="5.701cm">
          <chartooo:coordinate-region svg:x="1.873cm" svg:y="2.337cm" svg:width="13.527cm" svg:height="5.303cm"/>
          <chart:axis chart:dimension="x" chart:name="primary-x" chart:style-name="ch5">
            <chart:title svg:x="8.13cm" svg:y="8.019cm" chart:style-name="ch6">
              <text:p>Size</text:p>
            </chart:title>
          </chart:axis>
          <chart:axis chart:dimension="y" chart:name="primary-y" chart:style-name="ch5">
            <chart:title svg:x="0.451cm" svg:y="6.051cm" chart:style-name="ch7">
              <text:p>Log(Duration)</text:p>
            </chart:title>
            <chart:grid chart:style-name="ch8" chart:class="major"/>
          </chart:axis>
          <chart:series chart:style-name="ch9" chart:values-cell-range-address="'lahc-solve_tense-suite'.K2:'lahc-solve_tense-suite'.K26" chart:label-cell-address="'lahc-solve_tense-suite'.K1:'lahc-solve_tense-suite'.K1" chart:class="chart:scatter">
            <chart:domain table:cell-range-address="'lahc-solve_tense-suite'.B2:'lahc-solve_tense-suite'.B2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 seconds</text:p>
                <draw:g>
                  <svg:desc>'lahc-solve_tense-suite'.K1:'lahc-solve_tense-suit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ahc-solve_tense-suite'.B2:'lahc-solve_tense-suite'.B26</svg:desc>
                </draw:g>
              </table:table-cell>
              <table:table-cell office:value-type="float" office:value="1.43151642394097">
                <text:p>1.43151642394097</text:p>
                <draw:g>
                  <svg:desc>'lahc-solve_tense-suite'.K2:'lahc-solve_tense-suite'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.61046666892232">
                <text:p>1.61046666892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2.01398824517551">
                <text:p>2.01398824517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2.02834429599229">
                <text:p>2.02834429599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60733698281721">
                <text:p>-2.60733698281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.38475601391692">
                <text:p>-2.38475601391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2.60557563855689">
                <text:p>-2.60557563855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1.9769356469788">
                <text:p>1.97693564697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">
                <text:p>196</text:p>
              </table:table-cell>
              <table:table-cell office:value-type="float" office:value="2.01307077302238">
                <text:p>2.01307077302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230208204954137">
                <text:p>0.230208204954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2.77350784411844">
                <text:p>-2.77350784411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1.57902502924258">
                <text:p>1.57902502924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">
                <text:p>144</text:p>
              </table:table-cell>
              <table:table-cell office:value-type="float" office:value="1.68043781960215">
                <text:p>1.6804378196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-2.64568868126817">
                <text:p>-2.64568868126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2.01045137534239">
                <text:p>2.01045137534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0.449893494425826">
                <text:p>0.449893494425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.437499007481268">
                <text:p>0.437499007481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.28730888334866">
                <text:p>1.28730888334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.35344920232019">
                <text:p>1.35344920232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32554153886732">
                <text:p>1.32554153886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1.72544104930346">
                <text:p>1.72544104930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1.60879118470961">
                <text:p>1.60879118470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386004579135292">
                <text:p>0.386004579135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293343059866535">
                <text:p>0.293343059866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.31147766845806">
                <text:p>1.311477668458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